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79999999999999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.899cm" svg:height="3.756cm" svg:x="16.829cm" svg:y="16.722cm" draw:caption-point-x="-0.61cm" draw:caption-point-y="1.51c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SUM([.C35:.C39])+10*LOG10([.C33]/[.C34])" office:value-type="float" office:value="1.60273974566038" calcext:value-type="float">
            <text:p>1.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ofdm 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A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xperimental waveform without FEC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42]+10*LOG10([.C29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30]/([.C30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3]+SUM([.C45:.C47])+10*LOG10([.C40]/[.C41])" office:value-type="float" office:value="8.97263181262142" calcext:value-type="float">
            <text:p>8.97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4% BER</text:p>
          </table:table-cell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number:min-decimal-places="11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0:55:33.9094544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2-01-27T15:29:43.363846975</dc:date>
    <meta:editing-duration>P3DT21H16M26S</meta:editing-duration>
    <meta:editing-cycles>80</meta:editing-cycles>
    <meta:generator>LibreOffice/7.2.5.2.0$Linux_X86_64 LibreOffice_project/42278cca071176e34782971eb1da0150294081eb</meta:generator>
    <meta:document-statistic meta:table-count="9" meta:cell-count="770" meta:object-count="0"/>
  </office:meta>
</office:document-meta>
</file>